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SourceResolver.getSourceFactory( ServiceManager m , String sche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SourceResolver.absolutize( SourceFactory factory , String baseURI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SourceResolver.release( Sourc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coonSourceResolver.contextualize( 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SourceResolve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SourceResolver.resolveURI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ourceResolver.getComponentLoc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SourceResolver.resolveURI( String location , String baseURI , Map parameter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ocoonSourceResolv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